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e31e8" officeooo:paragraph-rsid="000e31e8"/>
    </style:style>
    <style:style style:name="P3" style:family="paragraph" style:parent-style-name="Standard">
      <style:text-properties officeooo:rsid="000f8c87" officeooo:paragraph-rsid="000f8c87"/>
    </style:style>
    <style:style style:name="P4" style:family="paragraph" style:parent-style-name="Standard">
      <style:text-properties officeooo:rsid="000f8c87" officeooo:paragraph-rsid="00109e32"/>
    </style:style>
    <style:style style:name="P5" style:family="paragraph" style:parent-style-name="Standard">
      <style:text-properties officeooo:rsid="00109e32" officeooo:paragraph-rsid="00109e32"/>
    </style:style>
    <style:style style:name="T1" style:family="text">
      <style:text-properties officeooo:rsid="000f8c87"/>
    </style:style>
    <style:style style:name="T2" style:family="text">
      <style:text-properties officeooo:rsid="00109e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uts – Association loi 1901</text:h>
      <text:p text:style-name="P2"/>
      <text:h text:style-name="Heading_20_2" text:outline-level="2">Article 1 – Constitution et dénomination</text:h>
      <text:p text:style-name="P2">Il est fondé entre les adhérents aux présents statuts une association régie par la loi du 1er juillet 1901 et le d<text:span text:style-name="T1">é</text:span>cret du 16 août 1901, ayant pour titr<text:span text:style-name="T1">e : Sentience Sorbonne Université.</text:span></text:p>
      <text:p text:style-name="P2"/>
      <text:h text:style-name="Heading_20_2" text:outline-level="2">Article 2 – Objet</text:h>
      <text:p text:style-name="P3">Cette association a pour objet la sensibilisation à l’exploitation et la maltraitance <text:span text:style-name="T2">des animaux</text:span>. <text:span text:style-name="T2">Elle a pour but de :</text:span></text:p>
      <text:p text:style-name="P4">- Mettre en lumière les pratiques cruelles liées à l’élevage <text:span text:style-name="T2">industriel,</text:span> l’expérimentation animale, <text:span text:style-name="T2">l’industrie du textile, la chasse, </text:span>.</text:p>
      <text:p text:style-name="P5">et l’abattage des animaux </text:p>
      <text:p text:style-name="P5">à des fins de divertissement, d’expérimentations </text:p>
      <text:p text:style-name="P4"/>
      <text:p text:style-name="P3">- Rendre accessible le mode de vie végan et promouvoir les alimentations végétales.</text:p>
      <text:p text:style-name="P3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6T17:31:36.372387710</meta:creation-date>
    <dc:date>2026-02-16T17:58:14.955453951</dc:date>
    <meta:editing-duration>PT3M30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10" meta:word-count="108" meta:character-count="688" meta:non-whitespace-character-count="584"/>
  </office:meta>
</office:document-meta>
</file>